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UI" svg:font-family="'Meiryo UI'"/>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office:font-face-decls>
  <office:automatic-styles>
    <style:style style:name="P1" style:family="paragraph" style:parent-style-name="Standard">
      <style:text-properties style:font-name="メイリオ" officeooo:rsid="001c430c" officeooo:paragraph-rsid="001c430c" style:font-name-asian="メイリオ" style:language-asian="ja" style:country-asian="JP"/>
    </style:style>
    <style:style style:name="P2" style:family="paragraph" style:parent-style-name="Standard">
      <style:text-properties style:font-name="メイリオ" officeooo:rsid="001c430c" officeooo:paragraph-rsid="00b0b98f" style:font-name-asian="メイリオ" style:language-asian="ja" style:country-asian="JP"/>
    </style:style>
    <style:style style:name="P3" style:family="paragraph" style:parent-style-name="Standard">
      <style:text-properties style:font-name="メイリオ" officeooo:rsid="0026c192" officeooo:paragraph-rsid="002cd642" style:font-name-asian="メイリオ" style:language-asian="ja" style:country-asian="JP"/>
    </style:style>
    <style:style style:name="P4" style:family="paragraph" style:parent-style-name="Standard">
      <style:text-properties style:font-name="メイリオ" officeooo:rsid="003a255f" officeooo:paragraph-rsid="003a255f" style:font-name-asian="メイリオ" style:language-asian="ja" style:country-asian="JP"/>
    </style:style>
    <style:style style:name="P5" style:family="paragraph" style:parent-style-name="Standard">
      <style:text-properties style:font-name="メイリオ" officeooo:rsid="003aeb5e" officeooo:paragraph-rsid="003d14d2" style:font-name-asian="メイリオ" style:language-asian="ja" style:country-asian="JP"/>
    </style:style>
    <style:style style:name="P6" style:family="paragraph" style:parent-style-name="Standard">
      <style:text-properties style:font-name="メイリオ" officeooo:rsid="003aeb5e" officeooo:paragraph-rsid="003ea636" style:font-name-asian="メイリオ" style:language-asian="ja" style:country-asian="JP"/>
    </style:style>
    <style:style style:name="P7" style:family="paragraph" style:parent-style-name="Standard">
      <style:text-properties style:font-name="メイリオ" officeooo:rsid="003aeb5e" officeooo:paragraph-rsid="003fedfe" style:font-name-asian="メイリオ" style:language-asian="ja" style:country-asian="JP"/>
    </style:style>
    <style:style style:name="P8" style:family="paragraph" style:parent-style-name="Standard">
      <style:text-properties style:font-name="メイリオ" officeooo:rsid="003aeb5e" officeooo:paragraph-rsid="003b72c9" style:font-name-asian="メイリオ" style:language-asian="ja" style:country-asian="JP"/>
    </style:style>
    <style:style style:name="P9" style:family="paragraph" style:parent-style-name="Standard">
      <style:text-properties style:font-name="メイリオ" officeooo:rsid="003aeb5e" officeooo:paragraph-rsid="00bfbdf7" style:font-name-asian="メイリオ" style:language-asian="ja" style:country-asian="JP"/>
    </style:style>
    <style:style style:name="P10" style:family="paragraph" style:parent-style-name="Standard">
      <style:text-properties style:font-name="メイリオ" officeooo:rsid="003aeb5e" officeooo:paragraph-rsid="003aeb5e" style:font-name-asian="メイリオ" style:language-asian="ja" style:country-asian="JP"/>
    </style:style>
    <style:style style:name="P11" style:family="paragraph" style:parent-style-name="Standard">
      <style:text-properties style:font-name="メイリオ" officeooo:rsid="003aeb5e" officeooo:paragraph-rsid="00d039a6" style:font-name-asian="メイリオ" style:language-asian="ja" style:country-asian="JP"/>
    </style:style>
    <style:style style:name="P12" style:family="paragraph" style:parent-style-name="Standard">
      <style:text-properties style:font-name="メイリオ" officeooo:rsid="003fedfe" officeooo:paragraph-rsid="003fedfe" style:font-name-asian="メイリオ" style:language-asian="ja" style:country-asian="JP"/>
    </style:style>
    <style:style style:name="P13" style:family="paragraph" style:parent-style-name="Standard">
      <style:text-properties style:font-name="メイリオ" officeooo:rsid="003fedfe" officeooo:paragraph-rsid="00bfbdf7" style:font-name-asian="メイリオ" style:language-asian="ja" style:country-asian="JP"/>
    </style:style>
    <style:style style:name="P14" style:family="paragraph" style:parent-style-name="Standard">
      <style:text-properties style:font-name="メイリオ" officeooo:rsid="0043cfd0" officeooo:paragraph-rsid="004a0f24" style:font-name-asian="メイリオ" style:language-asian="ja" style:country-asian="JP"/>
    </style:style>
    <style:style style:name="P15" style:family="paragraph" style:parent-style-name="Standard">
      <style:text-properties style:font-name="メイリオ" officeooo:rsid="0043cfd0" officeooo:paragraph-rsid="0043cfd0" style:font-name-asian="メイリオ" style:language-asian="ja" style:country-asian="JP"/>
    </style:style>
    <style:style style:name="P16" style:family="paragraph" style:parent-style-name="Standard">
      <style:text-properties style:font-name="メイリオ" officeooo:rsid="0043cfd0" officeooo:paragraph-rsid="00447e76" style:font-name-asian="メイリオ" style:language-asian="ja" style:country-asian="JP"/>
    </style:style>
    <style:style style:name="P17" style:family="paragraph" style:parent-style-name="Standard">
      <style:text-properties style:font-name="メイリオ" officeooo:rsid="00672fae" officeooo:paragraph-rsid="00672fae" style:font-name-asian="メイリオ" style:language-asian="ja" style:country-asian="JP"/>
    </style:style>
    <style:style style:name="P18" style:family="paragraph" style:parent-style-name="Standard">
      <style:text-properties style:font-name="メイリオ" officeooo:rsid="00672fae" officeooo:paragraph-rsid="00d71089" style:font-name-asian="メイリオ" style:language-asian="ja" style:country-asian="JP"/>
    </style:style>
    <style:style style:name="P19" style:family="paragraph" style:parent-style-name="Standard">
      <style:text-properties style:font-name="メイリオ" officeooo:rsid="00672fae" officeooo:paragraph-rsid="00d87ab1" style:font-name-asian="メイリオ" style:language-asian="ja" style:country-asian="JP"/>
    </style:style>
    <style:style style:name="P20" style:family="paragraph" style:parent-style-name="Standard">
      <style:text-properties style:font-name="メイリオ" officeooo:rsid="00672fae" officeooo:paragraph-rsid="00db3776" style:font-name-asian="メイリオ" style:language-asian="ja" style:country-asian="JP"/>
    </style:style>
    <style:style style:name="P21" style:family="paragraph" style:parent-style-name="Standard">
      <style:text-properties style:font-name="メイリオ" officeooo:rsid="00767792" officeooo:paragraph-rsid="00767792" style:font-name-asian="メイリオ" style:language-asian="ja" style:country-asian="JP"/>
    </style:style>
    <style:style style:name="P22" style:family="paragraph" style:parent-style-name="Standard">
      <style:text-properties style:font-name="メイリオ" officeooo:rsid="00767792" officeooo:paragraph-rsid="00e1ef4a" style:font-name-asian="メイリオ" style:language-asian="ja" style:country-asian="JP"/>
    </style:style>
    <style:style style:name="P23" style:family="paragraph" style:parent-style-name="Standard">
      <style:text-properties style:font-name="メイリオ" officeooo:rsid="008ee55f" officeooo:paragraph-rsid="008ee55f" style:font-name-asian="メイリオ" style:language-asian="ja" style:country-asian="JP"/>
    </style:style>
    <style:style style:name="P24" style:family="paragraph" style:parent-style-name="Standard">
      <style:text-properties style:font-name="メイリオ" officeooo:rsid="00b0b98f" officeooo:paragraph-rsid="00b0b98f" style:font-name-asian="メイリオ" style:language-asian="ja" style:country-asian="JP"/>
    </style:style>
    <style:style style:name="P25" style:family="paragraph" style:parent-style-name="Standard">
      <style:text-properties style:font-name="メイリオ" officeooo:rsid="002299e9" officeooo:paragraph-rsid="002299e9" style:font-name-asian="メイリオ" style:language-asian="ja" style:country-asian="JP"/>
    </style:style>
    <style:style style:name="P26" style:family="paragraph" style:parent-style-name="Standard">
      <style:text-properties style:font-name="メイリオ" officeooo:rsid="00b387bb" officeooo:paragraph-rsid="00b387bb" style:font-name-asian="メイリオ" style:language-asian="ja" style:country-asian="JP"/>
    </style:style>
    <style:style style:name="P27" style:family="paragraph" style:parent-style-name="Standard">
      <style:text-properties style:font-name="メイリオ" officeooo:rsid="00c3dc9c" officeooo:paragraph-rsid="00c3dc9c" style:font-name-asian="メイリオ" style:language-asian="ja" style:country-asian="JP"/>
    </style:style>
    <style:style style:name="P28" style:family="paragraph" style:parent-style-name="Standard">
      <style:text-properties style:font-name="メイリオ" officeooo:rsid="00c67456" officeooo:paragraph-rsid="00c67456" style:font-name-asian="メイリオ" style:language-asian="ja" style:country-asian="JP"/>
    </style:style>
    <style:style style:name="P29" style:family="paragraph" style:parent-style-name="Standard">
      <style:text-properties style:font-name="メイリオ" officeooo:rsid="004a0f24" officeooo:paragraph-rsid="004a0f24" style:font-name-asian="メイリオ" style:language-asian="ja" style:country-asian="JP"/>
    </style:style>
    <style:style style:name="P30" style:family="paragraph" style:parent-style-name="Standard">
      <style:text-properties style:font-name="メイリオ" officeooo:rsid="00c96fee" officeooo:paragraph-rsid="00c96fee" style:font-name-asian="メイリオ" style:language-asian="ja" style:country-asian="JP"/>
    </style:style>
    <style:style style:name="P31" style:family="paragraph" style:parent-style-name="Standard">
      <style:text-properties style:font-name="メイリオ" officeooo:rsid="004f5cd1" officeooo:paragraph-rsid="00d039a6" style:font-name-asian="メイリオ" style:language-asian="ja" style:country-asian="JP"/>
    </style:style>
    <style:style style:name="P32" style:family="paragraph" style:parent-style-name="Standard">
      <style:text-properties style:font-name="メイリオ" officeooo:rsid="004f5cd1" officeooo:paragraph-rsid="00d87ab1" style:font-name-asian="メイリオ" style:language-asian="ja" style:country-asian="JP"/>
    </style:style>
    <style:style style:name="P33" style:family="paragraph" style:parent-style-name="Standard">
      <style:text-properties style:font-name="メイリオ" officeooo:rsid="00823e9c" officeooo:paragraph-rsid="00823e9c" style:font-name-asian="メイリオ" style:language-asian="ja" style:country-asian="JP"/>
    </style:style>
    <style:style style:name="P34" style:family="paragraph" style:parent-style-name="Standard">
      <style:text-properties style:font-name="メイリオ" officeooo:rsid="00d87ab1" officeooo:paragraph-rsid="00d8ff2a" style:font-name-asian="メイリオ" style:language-asian="ja" style:country-asian="JP"/>
    </style:style>
    <style:style style:name="P35" style:family="paragraph" style:parent-style-name="Standard">
      <style:text-properties style:font-name="メイリオ" officeooo:rsid="007ccd48" officeooo:paragraph-rsid="00e33b21" style:font-name-asian="メイリオ" style:language-asian="ja" style:country-asian="JP"/>
    </style:style>
    <style:style style:name="P36" style:family="paragraph" style:parent-style-name="Standard">
      <style:text-properties style:font-name="メイリオ" officeooo:rsid="007ccd48" officeooo:paragraph-rsid="00e53293" style:font-name-asian="メイリオ" style:language-asian="ja" style:country-asian="JP"/>
    </style:style>
    <style:style style:name="P37" style:family="paragraph" style:parent-style-name="Standard">
      <style:text-properties style:font-name="メイリオ" officeooo:rsid="008835d8" officeooo:paragraph-rsid="00ed5775" style:font-name-asian="メイリオ" style:language-asian="ja" style:country-asian="JP"/>
    </style:style>
    <style:style style:name="P38" style:family="paragraph" style:parent-style-name="Standard">
      <style:text-properties style:font-name="メイリオ" officeooo:rsid="008835d8" officeooo:paragraph-rsid="008b1a5b" style:font-name-asian="メイリオ" style:language-asian="ja" style:country-asian="JP"/>
    </style:style>
    <style:style style:name="P39" style:family="paragraph" style:parent-style-name="Standard">
      <style:text-properties style:font-name="メイリオ" officeooo:rsid="008835d8" officeooo:paragraph-rsid="008d050d" style:font-name-asian="メイリオ" style:language-asian="ja" style:country-asian="JP"/>
    </style:style>
    <style:style style:name="P40" style:family="paragraph" style:parent-style-name="Standard">
      <style:text-properties style:font-name="メイリオ" officeooo:rsid="008835d8" officeooo:paragraph-rsid="00f0d8d5" style:font-name-asian="メイリオ" style:language-asian="ja" style:country-asian="JP"/>
    </style:style>
    <style:style style:name="P41" style:family="paragraph" style:parent-style-name="Standard">
      <style:text-properties style:font-name="メイリオ" officeooo:rsid="00f0d8d5" officeooo:paragraph-rsid="00f0d8d5" style:font-name-asian="メイリオ" style:language-asian="ja" style:country-asian="JP"/>
    </style:style>
    <style:style style:name="P42" style:family="paragraph" style:parent-style-name="Standard">
      <style:text-properties style:font-name="メイリオ" officeooo:rsid="00900d08" officeooo:paragraph-rsid="0090f5dc" style:font-name-asian="メイリオ" style:language-asian="ja" style:country-asian="JP"/>
    </style:style>
    <style:style style:name="P43" style:family="paragraph" style:parent-style-name="Standard">
      <style:text-properties style:font-name="メイリオ" officeooo:rsid="0092afaf" officeooo:paragraph-rsid="0092afaf" style:font-name-asian="メイリオ" style:language-asian="ja" style:country-asian="JP"/>
    </style:style>
    <style:style style:name="P44" style:family="paragraph" style:parent-style-name="Standard">
      <style:text-properties style:font-name="メイリオ" officeooo:rsid="0092afaf" officeooo:paragraph-rsid="00fa2771" style:font-name-asian="メイリオ" style:language-asian="ja" style:country-asian="JP"/>
    </style:style>
    <style:style style:name="P45" style:family="paragraph" style:parent-style-name="Standard">
      <style:text-properties style:font-name="メイリオ" officeooo:rsid="0093d91e" officeooo:paragraph-rsid="0093d91e" style:font-name-asian="メイリオ" style:language-asian="ja" style:country-asian="JP"/>
    </style:style>
    <style:style style:name="P46" style:family="paragraph" style:parent-style-name="Standard">
      <style:text-properties style:font-name="メイリオ" officeooo:rsid="0019ce9a" officeooo:paragraph-rsid="0019ce9a" style:font-name-asian="メイリオ"/>
    </style:style>
    <style:style style:name="P47" style:family="paragraph" style:parent-style-name="Standard">
      <style:text-properties style:font-name="メイリオ" officeooo:rsid="002299e9" officeooo:paragraph-rsid="00244971" style:font-name-asian="メイリオ"/>
    </style:style>
    <style:style style:name="P48" style:family="paragraph" style:parent-style-name="Standard">
      <style:text-properties style:font-name="メイリオ" officeooo:rsid="002299e9" officeooo:paragraph-rsid="00239fff" style:font-name-asian="メイリオ"/>
    </style:style>
    <style:style style:name="P49" style:family="paragraph" style:parent-style-name="Standard">
      <style:text-properties style:font-name="メイリオ" officeooo:rsid="002299e9" officeooo:paragraph-rsid="00b2bf8b" style:font-name-asian="メイリオ"/>
    </style:style>
    <style:style style:name="P50" style:family="paragraph" style:parent-style-name="Standard">
      <style:text-properties style:font-name="メイリオ" officeooo:rsid="0026c192" officeooo:paragraph-rsid="00298036" style:font-name-asian="メイリオ"/>
    </style:style>
    <style:style style:name="P51" style:family="paragraph" style:parent-style-name="Standard">
      <style:text-properties style:font-name="メイリオ" officeooo:rsid="0017e30c" officeooo:paragraph-rsid="00acad23" style:font-name-asian="メイリオ"/>
    </style:style>
    <style:style style:name="P52" style:family="paragraph" style:parent-style-name="Standard">
      <style:text-properties style:font-name="メイリオ" officeooo:rsid="0017e30c" officeooo:paragraph-rsid="00b0b98f" style:font-name-asian="メイリオ"/>
    </style:style>
    <style:style style:name="P53" style:family="paragraph" style:parent-style-name="Standard">
      <style:text-properties style:font-name="メイリオ" officeooo:rsid="0017e30c" officeooo:paragraph-rsid="0017e30c" style:font-name-asian="メイリオ"/>
    </style:style>
    <style:style style:name="P54" style:family="paragraph" style:parent-style-name="Standard">
      <style:text-properties style:font-name="メイリオ" style:text-underline-style="none" officeooo:rsid="0079a666" officeooo:paragraph-rsid="0079a666" style:font-name-asian="メイリオ" style:language-asian="ja" style:country-asian="JP"/>
    </style:style>
    <style:style style:name="P55" style:family="paragraph" style:parent-style-name="Standard">
      <style:text-properties style:font-name="メイリオ" style:text-underline-style="none" officeooo:rsid="0079a666" officeooo:paragraph-rsid="00dd631e" style:font-name-asian="メイリオ" style:language-asian="ja" style:country-asian="JP"/>
    </style:style>
    <style:style style:name="P56" style:family="paragraph" style:parent-style-name="Standard">
      <style:text-properties style:font-name="メイリオ" style:text-underline-style="none" fo:font-weight="normal" officeooo:rsid="010061b6" officeooo:paragraph-rsid="01011ad9" style:font-name-asian="メイリオ" style:language-asian="ja" style:country-asian="JP" style:font-weight-asian="normal" style:font-weight-complex="normal"/>
    </style:style>
    <style:style style:name="P57" style:family="paragraph" style:parent-style-name="Standard">
      <style:paragraph-properties fo:text-align="end" style:justify-single-word="false"/>
      <style:text-properties style:font-name="メイリオ" style:text-underline-style="none" fo:font-weight="normal" officeooo:rsid="010061b6" officeooo:paragraph-rsid="01011ad9" style:font-name-asian="メイリオ" style:language-asian="ja" style:country-asian="JP" style:font-weight-asian="normal" style:font-weight-complex="normal"/>
    </style:style>
    <style:style style:name="P58" style:family="paragraph" style:parent-style-name="Standard">
      <style:text-properties style:font-name="メイリオ" style:text-underline-style="none" fo:font-weight="normal" officeooo:rsid="010061b6" officeooo:paragraph-rsid="0109c915" style:font-name-asian="メイリオ" style:language-asian="ja" style:country-asian="JP" style:font-weight-asian="normal" style:font-weight-complex="normal"/>
    </style:style>
    <style:style style:name="P59" style:family="paragraph" style:parent-style-name="Standard">
      <style:text-properties style:font-name="メイリオ" fo:font-size="16pt" fo:font-weight="bold" officeooo:rsid="0017e30c" officeooo:paragraph-rsid="00aad6a7" style:font-name-asian="メイリオ" style:font-size-asian="18pt" style:language-asian="ja" style:country-asian="JP" style:font-weight-asian="bold" style:font-size-complex="16pt" style:font-weight-complex="bold"/>
    </style:style>
    <style:style style:name="P60" style:family="paragraph" style:parent-style-name="Standard">
      <style:paragraph-properties fo:text-align="end" style:justify-single-word="false"/>
      <style:text-properties style:font-name="メイリオ" fo:font-size="16pt" fo:font-weight="bold" officeooo:rsid="0017e30c" officeooo:paragraph-rsid="00aad6a7" style:font-name-asian="メイリオ" style:font-size-asian="18pt" style:language-asian="ja" style:country-asian="JP" style:font-weight-asian="bold" style:font-size-complex="16pt" style:font-weight-complex="bold"/>
    </style:style>
    <style:style style:name="P61" style:family="paragraph" style:parent-style-name="Standard">
      <style:paragraph-properties fo:text-align="end" style:justify-single-word="false"/>
      <style:text-properties style:font-name="メイリオ" fo:font-weight="bold" officeooo:rsid="002cd642" officeooo:paragraph-rsid="0029a7f9" style:font-name-asian="メイリオ" style:language-asian="ja" style:country-asian="JP" style:font-weight-asian="bold" style:font-weight-complex="bold"/>
    </style:style>
    <style:style style:name="P62" style:family="paragraph" style:parent-style-name="Standard">
      <style:paragraph-properties fo:text-align="end" style:justify-single-word="false"/>
      <style:text-properties style:font-name="メイリオ" fo:font-weight="bold" officeooo:rsid="00bd4944" officeooo:paragraph-rsid="00bd4944" style:font-name-asian="メイリオ" style:language-asian="ja" style:country-asian="JP" style:font-weight-asian="bold" style:font-weight-complex="bold"/>
    </style:style>
    <style:style style:name="P63" style:family="paragraph" style:parent-style-name="Standard">
      <style:paragraph-properties fo:text-align="end" style:justify-single-word="false"/>
      <style:text-properties style:font-name="メイリオ" fo:font-weight="bold" officeooo:rsid="003fedfe" officeooo:paragraph-rsid="00bfbdf7" style:font-name-asian="メイリオ" style:language-asian="ja" style:country-asian="JP" style:font-weight-asian="bold" style:font-weight-complex="bold"/>
    </style:style>
    <style:style style:name="P64" style:family="paragraph" style:parent-style-name="Standard">
      <style:paragraph-properties fo:text-align="end" style:justify-single-word="false"/>
      <style:text-properties style:font-name="メイリオ" fo:font-weight="bold" officeooo:rsid="0043cfd0" officeooo:paragraph-rsid="004a0f24" style:font-name-asian="メイリオ" style:language-asian="ja" style:country-asian="JP" style:font-weight-asian="bold" style:font-weight-complex="bold"/>
    </style:style>
    <style:style style:name="P65" style:family="paragraph" style:parent-style-name="Standard">
      <style:text-properties style:font-name="メイリオ" style:text-underline-style="solid" style:text-underline-width="auto" style:text-underline-color="font-color" fo:font-weight="bold" officeooo:rsid="00b0c8ce" officeooo:paragraph-rsid="00b0c8ce" style:font-name-asian="メイリオ" style:language-asian="ja" style:country-asian="JP" style:font-weight-asian="bold" style:font-weight-complex="bold"/>
    </style:style>
    <style:style style:name="P66" style:family="paragraph" style:parent-style-name="Standard">
      <style:paragraph-properties fo:text-align="end" style:justify-single-word="false"/>
      <style:text-properties style:font-name="メイリオ" style:text-underline-style="solid" style:text-underline-width="auto" style:text-underline-color="font-color" fo:font-weight="bold" officeooo:rsid="00b0c8ce" officeooo:paragraph-rsid="00b0c8ce" style:font-name-asian="メイリオ" style:language-asian="ja" style:country-asian="JP" style:font-weight-asian="bold" style:font-weight-complex="bold"/>
    </style:style>
    <style:style style:name="P67" style:family="paragraph" style:parent-style-name="Standard">
      <style:text-properties style:font-name="メイリオ" style:text-underline-style="solid" style:text-underline-width="auto" style:text-underline-color="font-color" fo:font-weight="bold" officeooo:rsid="00bae81a" officeooo:paragraph-rsid="00bae81a" style:font-name-asian="メイリオ" style:language-asian="ja" style:country-asian="JP" style:font-weight-asian="bold" style:font-weight-complex="bold"/>
    </style:style>
    <style:style style:name="P68" style:family="paragraph" style:parent-style-name="Standard">
      <style:text-properties style:font-name="メイリオ" style:text-underline-style="solid" style:text-underline-width="auto" style:text-underline-color="font-color" fo:font-weight="bold" officeooo:rsid="004a0f24" officeooo:paragraph-rsid="004a0f24" style:font-name-asian="メイリオ" style:language-asian="ja" style:country-asian="JP" style:font-weight-asian="bold" style:font-weight-complex="bold"/>
    </style:style>
    <style:style style:name="P69" style:family="paragraph" style:parent-style-name="Standard">
      <style:text-properties style:font-name="メイリオ" style:text-underline-style="solid" style:text-underline-width="auto" style:text-underline-color="font-color" fo:font-weight="bold" officeooo:rsid="00c96fee" officeooo:paragraph-rsid="00c96fee" style:font-name-asian="メイリオ" style:language-asian="ja" style:country-asian="JP" style:font-weight-asian="bold" style:font-weight-complex="bold"/>
    </style:style>
    <style:style style:name="P70" style:family="paragraph" style:parent-style-name="Standard">
      <style:paragraph-properties fo:text-align="end" style:justify-single-word="false"/>
      <style:text-properties style:font-name="メイリオ" fo:font-weight="bold" officeooo:rsid="00afeded" officeooo:paragraph-rsid="00b387bb" style:font-name-asian="メイリオ" style:language-asian="ja" style:country-asian="JP" style:font-weight-asian="bold" style:font-weight-complex="bold"/>
    </style:style>
    <style:style style:name="P71" style:family="paragraph" style:parent-style-name="Standard">
      <style:paragraph-properties fo:text-align="end" style:justify-single-word="false"/>
      <style:text-properties style:font-name="メイリオ" fo:font-weight="normal" officeooo:rsid="00afeded" officeooo:paragraph-rsid="00b387bb" style:font-name-asian="メイリオ" style:language-asian="ja" style:country-asian="JP" style:font-weight-asian="normal" style:font-weight-complex="normal"/>
    </style:style>
    <style:style style:name="P72" style:family="paragraph" style:parent-style-name="Standard">
      <style:text-properties style:font-name="メイリオ" style:text-underline-style="none" fo:font-weight="normal" officeooo:rsid="00b0c8ce" officeooo:paragraph-rsid="00b0c8ce" style:font-name-asian="メイリオ" style:language-asian="ja" style:country-asian="JP" style:font-weight-asian="normal" style:font-weight-complex="normal"/>
    </style:style>
    <style:style style:name="P73" style:family="paragraph" style:parent-style-name="Standard">
      <style:text-properties style:font-name="メイリオ" style:text-underline-style="none" fo:font-weight="normal" officeooo:rsid="01011ad9" officeooo:paragraph-rsid="01011ad9" style:font-name-asian="メイリオ" style:language-asian="ja" style:country-asian="JP" style:font-weight-asian="normal" style:font-weight-complex="normal"/>
    </style:style>
    <style:style style:name="P74" style:family="paragraph" style:parent-style-name="Standard">
      <style:paragraph-properties fo:text-align="end" style:justify-single-word="false"/>
      <style:text-properties style:font-name="メイリオ" style:text-underline-style="none" fo:font-weight="bold" officeooo:rsid="00e9b86d" officeooo:paragraph-rsid="00823e9c" style:font-name-asian="メイリオ" style:language-asian="ja" style:country-asian="JP" style:font-weight-asian="bold" style:font-weight-complex="bold"/>
    </style:style>
    <style:style style:name="P75" style:family="paragraph" style:parent-style-name="Standard">
      <style:text-properties style:font-name="メイリオ" style:text-underline-style="solid" style:text-underline-width="auto" style:text-underline-color="font-color" fo:font-weight="bold" officeooo:rsid="00b2ada5" officeooo:paragraph-rsid="00b2ada5" style:font-name-asian="メイリオ" style:language-asian="ja" style:country-asian="JP" style:font-weight-asian="bold" style:font-weight-complex="bold"/>
    </style:style>
    <style:style style:name="P76" style:family="paragraph" style:parent-style-name="Standard">
      <style:text-properties style:font-name="メイリオ" officeooo:rsid="0029a7f9" officeooo:paragraph-rsid="0029a7f9" style:font-name-asian="メイリオ" style:language-asian="ja" style:country-asian="JP"/>
    </style:style>
    <style:style style:name="T1" style:family="text">
      <style:text-properties style:language-asian="ja" style:country-asian="JP"/>
    </style:style>
    <style:style style:name="T2" style:family="text">
      <style:text-properties officeooo:rsid="0019ce9a" style:language-asian="ja" style:country-asian="JP"/>
    </style:style>
    <style:style style:name="T3" style:family="text">
      <style:text-properties officeooo:rsid="001cffd3" style:language-asian="ja" style:country-asian="JP"/>
    </style:style>
    <style:style style:name="T4" style:family="text">
      <style:text-properties officeooo:rsid="0025f501" style:language-asian="ja" style:country-asian="JP"/>
    </style:style>
    <style:style style:name="T5" style:family="text">
      <style:text-properties officeooo:rsid="00298036" style:language-asian="ja" style:country-asian="JP"/>
    </style:style>
    <style:style style:name="T6" style:family="text">
      <style:text-properties officeooo:rsid="00acad23" style:language-asian="ja" style:country-asian="JP"/>
    </style:style>
    <style:style style:name="T7" style:family="text">
      <style:text-properties officeooo:rsid="00b2bf8b" style:language-asian="ja" style:country-asian="JP"/>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717221"/>
    </style:style>
    <style:style style:name="T10" style:family="text">
      <style:text-properties style:text-underline-style="solid" style:text-underline-width="auto" style:text-underline-color="font-color" fo:font-weight="bold" officeooo:rsid="00ae97cf" style:language-asian="ja" style:country-asian="JP" style:font-weight-asian="bold" style:font-weight-complex="bold"/>
    </style:style>
    <style:style style:name="T11" style:family="text">
      <style:text-properties style:text-underline-style="solid" style:text-underline-width="auto" style:text-underline-color="font-color" fo:font-weight="bold" officeooo:rsid="00afdbc0" style:language-asian="ja" style:country-asian="JP"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afdbc0" style:font-weight-asian="bold" style:font-weight-complex="bold"/>
    </style:style>
    <style:style style:name="T14" style:family="text">
      <style:text-properties style:text-underline-style="solid" style:text-underline-width="auto" style:text-underline-color="font-color" fo:font-weight="bold" officeooo:rsid="003b72c9" style:font-weight-asian="bold" style:font-weight-complex="bold"/>
    </style:style>
    <style:style style:name="T15" style:family="text">
      <style:text-properties style:text-underline-style="solid" style:text-underline-width="auto" style:text-underline-color="font-color" fo:font-weight="bold" officeooo:rsid="003d14d2" style:font-weight-asian="bold" style:font-weight-complex="bold"/>
    </style:style>
    <style:style style:name="T16" style:family="text">
      <style:text-properties style:text-underline-style="solid" style:text-underline-width="auto" style:text-underline-color="font-color" fo:font-weight="bold" officeooo:rsid="003ea636" style:font-weight-asian="bold" style:font-weight-complex="bold"/>
    </style:style>
    <style:style style:name="T17" style:family="text">
      <style:text-properties style:text-underline-style="solid" style:text-underline-width="auto" style:text-underline-color="font-color" fo:font-weight="bold" officeooo:rsid="003fedfe" style:font-weight-asian="bold" style:font-weight-complex="bold"/>
    </style:style>
    <style:style style:name="T18" style:family="text">
      <style:text-properties style:text-underline-style="solid" style:text-underline-width="auto" style:text-underline-color="font-color" fo:font-weight="bold" officeooo:rsid="00bfbdf7" style:font-weight-asian="bold" style:font-weight-complex="bold"/>
    </style:style>
    <style:style style:name="T19" style:family="text">
      <style:text-properties style:text-underline-style="solid" style:text-underline-width="auto" style:text-underline-color="font-color" fo:font-weight="bold" officeooo:rsid="00bae81a" style:font-weight-asian="bold" style:font-weight-complex="bold"/>
    </style:style>
    <style:style style:name="T20" style:family="text">
      <style:text-properties style:text-underline-style="solid" style:text-underline-width="auto" style:text-underline-color="font-color" fo:font-weight="bold" officeooo:rsid="00c3dc9c" style:font-weight-asian="bold" style:font-weight-complex="bold"/>
    </style:style>
    <style:style style:name="T21" style:family="text">
      <style:text-properties style:text-underline-style="solid" style:text-underline-width="auto" style:text-underline-color="font-color" fo:font-weight="bold" officeooo:rsid="00c61099" style:font-weight-asian="bold" style:font-weight-complex="bold"/>
    </style:style>
    <style:style style:name="T22" style:family="text">
      <style:text-properties style:text-underline-style="solid" style:text-underline-width="auto" style:text-underline-color="font-color" fo:font-weight="bold" officeooo:rsid="00c67456" style:font-weight-asian="bold" style:font-weight-complex="bold"/>
    </style:style>
    <style:style style:name="T23" style:family="text">
      <style:text-properties style:text-underline-style="solid" style:text-underline-width="auto" style:text-underline-color="font-color" fo:font-weight="bold" officeooo:rsid="0068f23f" style:font-weight-asian="bold" style:font-weight-complex="bold"/>
    </style:style>
    <style:style style:name="T24" style:family="text">
      <style:text-properties style:text-underline-style="solid" style:text-underline-width="auto" style:text-underline-color="font-color" fo:font-weight="bold" officeooo:rsid="00d71089" style:font-weight-asian="bold" style:font-weight-complex="bold"/>
    </style:style>
    <style:style style:name="T25" style:family="text">
      <style:text-properties style:text-underline-style="solid" style:text-underline-width="auto" style:text-underline-color="font-color" fo:font-weight="bold" officeooo:rsid="00d87ab1" style:font-weight-asian="bold" style:font-weight-complex="bold"/>
    </style:style>
    <style:style style:name="T26" style:family="text">
      <style:text-properties style:text-underline-style="solid" style:text-underline-width="auto" style:text-underline-color="font-color" fo:font-weight="bold" officeooo:rsid="00db3776" style:font-weight-asian="bold" style:font-weight-complex="bold"/>
    </style:style>
    <style:style style:name="T27" style:family="text">
      <style:text-properties style:text-underline-style="solid" style:text-underline-width="auto" style:text-underline-color="font-color" fo:font-weight="bold" officeooo:rsid="00dd631e" style:font-weight-asian="bold" style:font-weight-complex="bold"/>
    </style:style>
    <style:style style:name="T28" style:family="text">
      <style:text-properties style:text-underline-style="solid" style:text-underline-width="auto" style:text-underline-color="font-color" fo:font-weight="bold" officeooo:rsid="007ccd48" style:font-weight-asian="bold" style:font-weight-complex="bold"/>
    </style:style>
    <style:style style:name="T29" style:family="text">
      <style:text-properties style:text-underline-style="solid" style:text-underline-width="auto" style:text-underline-color="font-color" fo:font-weight="bold" officeooo:rsid="00e048dc" style:font-weight-asian="bold" style:font-weight-complex="bold"/>
    </style:style>
    <style:style style:name="T30" style:family="text">
      <style:text-properties style:text-underline-style="solid" style:text-underline-width="auto" style:text-underline-color="font-color" fo:font-weight="bold" officeooo:rsid="00e33b21" style:font-weight-asian="bold" style:font-weight-complex="bold"/>
    </style:style>
    <style:style style:name="T31" style:family="text">
      <style:text-properties style:text-underline-style="solid" style:text-underline-width="auto" style:text-underline-color="font-color" fo:font-weight="bold" officeooo:rsid="00e53293" style:font-weight-asian="bold" style:font-weight-complex="bold"/>
    </style:style>
    <style:style style:name="T32" style:family="text">
      <style:text-properties style:text-underline-style="solid" style:text-underline-width="auto" style:text-underline-color="font-color" fo:font-weight="bold" officeooo:rsid="007eb6ab" style:font-weight-asian="bold" style:font-weight-complex="bold"/>
    </style:style>
    <style:style style:name="T33" style:family="text">
      <style:text-properties style:text-underline-style="solid" style:text-underline-width="auto" style:text-underline-color="font-color" fo:font-weight="bold" officeooo:rsid="00ed5775" style:font-weight-asian="bold" style:font-weight-complex="bold"/>
    </style:style>
    <style:style style:name="T34" style:family="text">
      <style:text-properties style:text-underline-style="solid" style:text-underline-width="auto" style:text-underline-color="font-color" fo:font-weight="bold" officeooo:rsid="00edfb56" style:font-weight-asian="bold" style:font-weight-complex="bold"/>
    </style:style>
    <style:style style:name="T35" style:family="text">
      <style:text-properties style:text-underline-style="solid" style:text-underline-width="auto" style:text-underline-color="font-color" fo:font-weight="bold" officeooo:rsid="00ef7a8f" style:font-weight-asian="bold" style:font-weight-complex="bold"/>
    </style:style>
    <style:style style:name="T36" style:family="text">
      <style:text-properties style:text-underline-style="solid" style:text-underline-width="auto" style:text-underline-color="font-color" fo:font-weight="bold" officeooo:rsid="00f51a12" style:font-weight-asian="bold" style:font-weight-complex="bold"/>
    </style:style>
    <style:style style:name="T37" style:family="text">
      <style:text-properties style:text-underline-style="solid" style:text-underline-width="auto" style:text-underline-color="font-color" fo:font-weight="bold" officeooo:rsid="00f939bd" style:font-weight-asian="bold" style:font-weight-complex="bold"/>
    </style:style>
    <style:style style:name="T38" style:family="text">
      <style:text-properties style:text-underline-style="solid" style:text-underline-width="auto" style:text-underline-color="font-color" fo:font-weight="bold" officeooo:rsid="00fa557a" style:font-weight-asian="bold" style:font-weight-complex="bold"/>
    </style:style>
    <style:style style:name="T39" style:family="text">
      <style:text-properties style:text-underline-style="solid" style:text-underline-width="auto" style:text-underline-color="font-color" fo:font-weight="bold" officeooo:rsid="010061b6" style:font-weight-asian="bold" style:font-weight-complex="bold"/>
    </style:style>
    <style:style style:name="T40" style:family="text">
      <style:text-properties fo:font-size="10.5pt" fo:font-weight="normal" officeooo:rsid="00180a1f" style:font-size-asian="10.5pt" style:font-weight-asian="normal" style:font-size-complex="12pt" style:font-weight-complex="normal"/>
    </style:style>
    <style:style style:name="T41" style:family="text">
      <style:text-properties fo:font-size="10.5pt" fo:font-weight="normal" officeooo:rsid="009c9062" style:font-size-asian="10.5pt" style:font-weight-asian="normal" style:font-size-complex="12pt" style:font-weight-complex="normal"/>
    </style:style>
    <style:style style:name="T42" style:family="text">
      <style:text-properties fo:font-size="10.5pt" fo:font-style="normal" style:text-underline-style="solid" style:text-underline-width="auto" style:text-underline-color="font-color" style:font-size-asian="10.5pt" style:font-style-asian="normal" style:font-style-complex="normal"/>
    </style:style>
    <style:style style:name="T43" style:family="text">
      <style:text-properties fo:font-size="10.5pt" fo:font-style="normal" style:text-underline-style="solid" style:text-underline-type="double" style:text-underline-width="auto" style:text-underline-color="font-color" style:font-size-asian="10.5pt" style:font-style-asian="normal" style:font-style-complex="normal"/>
    </style:style>
    <style:style style:name="T44" style:family="text">
      <style:text-properties fo:font-size="10.5pt" style:text-underline-style="solid" style:text-underline-type="double" style:text-underline-width="auto" style:text-underline-color="font-color" officeooo:rsid="009eff78" style:font-size-asian="10.5pt" style:font-size-complex="12pt"/>
    </style:style>
    <style:style style:name="T45" style:family="text">
      <style:text-properties style:font-size-asian="16pt"/>
    </style:style>
    <style:style style:name="T46" style:family="text">
      <style:text-properties officeooo:rsid="009ca482" style:font-size-asian="16pt"/>
    </style:style>
    <style:style style:name="T4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8" style:family="text">
      <style:text-properties officeooo:rsid="003b72c9"/>
    </style:style>
    <style:style style:name="T49" style:family="text">
      <style:text-properties officeooo:rsid="003d14d2"/>
    </style:style>
    <style:style style:name="T50" style:family="text">
      <style:text-properties officeooo:rsid="003ea636"/>
    </style:style>
    <style:style style:name="T51" style:family="text">
      <style:text-properties officeooo:rsid="003fedfe"/>
    </style:style>
    <style:style style:name="T52" style:family="text">
      <style:text-properties officeooo:rsid="00447e76"/>
    </style:style>
    <style:style style:name="T53" style:family="text">
      <style:text-properties fo:font-weight="bold" style:font-weight-asian="bold" style:font-weight-complex="bold"/>
    </style:style>
    <style:style style:name="T54" style:family="text">
      <style:text-properties fo:font-weight="bold" officeooo:rsid="00b0c8ce" style:font-weight-asian="bold" style:font-weight-complex="bold"/>
    </style:style>
    <style:style style:name="T55" style:family="text">
      <style:text-properties fo:font-weight="bold" officeooo:rsid="00b66202" style:font-weight-asian="bold" style:font-weight-complex="bold"/>
    </style:style>
    <style:style style:name="T56" style:family="text">
      <style:text-properties fo:font-weight="bold" officeooo:rsid="00ba0d48" style:font-weight-asian="bold" style:font-weight-complex="bold"/>
    </style:style>
    <style:style style:name="T57" style:family="text">
      <style:text-properties fo:font-weight="bold" officeooo:rsid="00bae81a" style:font-weight-asian="bold" style:font-weight-complex="bold"/>
    </style:style>
    <style:style style:name="T58" style:family="text">
      <style:text-properties fo:font-weight="bold" officeooo:rsid="003d14d2" style:font-weight-asian="bold" style:font-weight-complex="bold"/>
    </style:style>
    <style:style style:name="T59" style:family="text">
      <style:text-properties fo:font-weight="bold" officeooo:rsid="003ea636" style:font-weight-asian="bold" style:font-weight-complex="bold"/>
    </style:style>
    <style:style style:name="T60" style:family="text">
      <style:text-properties fo:font-weight="bold" officeooo:rsid="00bfbdf7" style:font-weight-asian="bold" style:font-weight-complex="bold"/>
    </style:style>
    <style:style style:name="T61" style:family="text">
      <style:text-properties fo:font-weight="bold" officeooo:rsid="003fedfe" style:font-weight-asian="bold" style:font-weight-complex="bold"/>
    </style:style>
    <style:style style:name="T62" style:family="text">
      <style:text-properties fo:font-weight="bold" officeooo:rsid="00c61099" style:font-weight-asian="bold" style:font-weight-complex="bold"/>
    </style:style>
    <style:style style:name="T63" style:family="text">
      <style:text-properties fo:font-weight="bold" officeooo:rsid="00d71089" style:font-weight-asian="bold" style:font-weight-complex="bold"/>
    </style:style>
    <style:style style:name="T64" style:family="text">
      <style:text-properties fo:font-weight="bold" officeooo:rsid="00d87ab1" style:font-weight-asian="bold" style:font-weight-complex="bold"/>
    </style:style>
    <style:style style:name="T65" style:family="text">
      <style:text-properties fo:font-weight="bold" officeooo:rsid="00d8ff2a" style:font-weight-asian="bold" style:font-weight-complex="bold"/>
    </style:style>
    <style:style style:name="T66" style:family="text">
      <style:text-properties fo:font-weight="bold" officeooo:rsid="00e53293" style:font-weight-asian="bold" style:font-weight-complex="bold"/>
    </style:style>
    <style:style style:name="T67" style:family="text">
      <style:text-properties fo:font-weight="bold" officeooo:rsid="00edfb56" style:font-weight-asian="bold" style:font-weight-complex="bold"/>
    </style:style>
    <style:style style:name="T68" style:family="text">
      <style:text-properties fo:font-weight="bold" officeooo:rsid="00f10c7c" style:font-weight-asian="bold" style:font-weight-complex="bold"/>
    </style:style>
    <style:style style:name="T69" style:family="text">
      <style:text-properties fo:font-weight="bold" officeooo:rsid="00f51a12" style:font-weight-asian="bold" style:font-weight-complex="bold"/>
    </style:style>
    <style:style style:name="T70" style:family="text">
      <style:text-properties fo:font-weight="bold" officeooo:rsid="00fa557a" style:font-weight-asian="bold" style:font-weight-complex="bold"/>
    </style:style>
    <style:style style:name="T71" style:family="text">
      <style:text-properties fo:font-weight="bold" officeooo:rsid="01011ad9" style:font-weight-asian="bold" style:font-weight-complex="bold"/>
    </style:style>
    <style:style style:name="T72" style:family="text">
      <style:text-properties fo:font-weight="bold" officeooo:rsid="01025c6a" style:font-weight-asian="bold" style:font-weight-complex="bold"/>
    </style:style>
    <style:style style:name="T73" style:family="text">
      <style:text-properties fo:font-weight="bold" officeooo:rsid="0109c915" style:font-weight-asian="bold" style:font-weight-complex="bold"/>
    </style:style>
    <style:style style:name="T74" style:family="text">
      <style:text-properties fo:font-weight="bold" officeooo:rsid="010cd4e4" style:font-weight-asian="bold" style:font-weight-complex="bold"/>
    </style:style>
    <style:style style:name="T75" style:family="text">
      <style:text-properties fo:font-weight="bold" officeooo:rsid="0019ce9a" style:language-asian="ja" style:country-asian="JP" style:font-weight-asian="bold" style:font-weight-complex="bold"/>
    </style:style>
    <style:style style:name="T76" style:family="text">
      <style:text-properties fo:font-weight="bold" officeooo:rsid="00acad23" style:language-asian="ja" style:country-asian="JP" style:font-weight-asian="bold" style:font-weight-complex="bold"/>
    </style:style>
    <style:style style:name="T77" style:family="text">
      <style:text-properties fo:font-weight="bold" officeooo:rsid="00b0c8ce" style:language-asian="ja" style:country-asian="JP" style:font-weight-asian="bold" style:font-weight-complex="bold"/>
    </style:style>
    <style:style style:name="T78" style:family="text">
      <style:text-properties style:text-underline-style="none"/>
    </style:style>
    <style:style style:name="T79" style:family="text">
      <style:text-properties style:text-underline-style="none" fo:font-weight="normal" style:font-weight-asian="normal" style:font-weight-complex="normal"/>
    </style:style>
    <style:style style:name="T80" style:family="text">
      <style:text-properties style:text-underline-style="none" fo:font-weight="normal" officeooo:rsid="00afdbc0" style:font-weight-asian="normal" style:font-weight-complex="normal"/>
    </style:style>
    <style:style style:name="T81" style:family="text">
      <style:text-properties style:text-underline-style="none" fo:font-weight="normal" officeooo:rsid="00bbc4d1" style:font-weight-asian="normal" style:font-weight-complex="normal"/>
    </style:style>
    <style:style style:name="T82" style:family="text">
      <style:text-properties style:text-underline-style="none" fo:font-weight="normal" officeooo:rsid="003b72c9" style:font-weight-asian="normal" style:font-weight-complex="normal"/>
    </style:style>
    <style:style style:name="T83" style:family="text">
      <style:text-properties style:text-underline-style="none" fo:font-weight="normal" officeooo:rsid="00bae81a" style:font-weight-asian="normal" style:font-weight-complex="normal"/>
    </style:style>
    <style:style style:name="T84" style:family="text">
      <style:text-properties style:text-underline-style="none" fo:font-weight="normal" officeooo:rsid="00c3dc9c" style:font-weight-asian="normal" style:font-weight-complex="normal"/>
    </style:style>
    <style:style style:name="T85" style:family="text">
      <style:text-properties style:text-underline-style="none" fo:font-weight="normal" officeooo:rsid="00c67456" style:font-weight-asian="normal" style:font-weight-complex="normal"/>
    </style:style>
    <style:style style:name="T86" style:family="text">
      <style:text-properties style:text-underline-style="none" fo:font-weight="normal" officeooo:rsid="00c85e5c" style:font-weight-asian="normal" style:font-weight-complex="normal"/>
    </style:style>
    <style:style style:name="T87" style:family="text">
      <style:text-properties style:text-underline-style="none" fo:font-weight="normal" officeooo:rsid="0068f23f" style:font-weight-asian="normal" style:font-weight-complex="normal"/>
    </style:style>
    <style:style style:name="T88" style:family="text">
      <style:text-properties style:text-underline-style="none" fo:font-weight="normal" officeooo:rsid="00c96fee" style:font-weight-asian="normal" style:font-weight-complex="normal"/>
    </style:style>
    <style:style style:name="T89" style:family="text">
      <style:text-properties style:text-underline-style="none" fo:font-weight="normal" officeooo:rsid="00d71089" style:font-weight-asian="normal" style:font-weight-complex="normal"/>
    </style:style>
    <style:style style:name="T90" style:family="text">
      <style:text-properties style:text-underline-style="none" fo:font-weight="normal" officeooo:rsid="00d87ab1" style:font-weight-asian="normal" style:font-weight-complex="normal"/>
    </style:style>
    <style:style style:name="T91" style:family="text">
      <style:text-properties style:text-underline-style="none" fo:font-weight="normal" officeooo:rsid="00db3776" style:font-weight-asian="normal" style:font-weight-complex="normal"/>
    </style:style>
    <style:style style:name="T92" style:family="text">
      <style:text-properties style:text-underline-style="none" fo:font-weight="normal" officeooo:rsid="00dd631e" style:font-weight-asian="normal" style:font-weight-complex="normal"/>
    </style:style>
    <style:style style:name="T93" style:family="text">
      <style:text-properties style:text-underline-style="none" fo:font-weight="normal" officeooo:rsid="00e048dc" style:font-weight-asian="normal" style:font-weight-complex="normal"/>
    </style:style>
    <style:style style:name="T94" style:family="text">
      <style:text-properties style:text-underline-style="none" fo:font-weight="normal" officeooo:rsid="00e1ef4a" style:font-weight-asian="normal" style:font-weight-complex="normal"/>
    </style:style>
    <style:style style:name="T95" style:family="text">
      <style:text-properties style:text-underline-style="none" fo:font-weight="normal" officeooo:rsid="00e33b21" style:font-weight-asian="normal" style:font-weight-complex="normal"/>
    </style:style>
    <style:style style:name="T96" style:family="text">
      <style:text-properties style:text-underline-style="none" fo:font-weight="normal" officeooo:rsid="00e53293" style:font-weight-asian="normal" style:font-weight-complex="normal"/>
    </style:style>
    <style:style style:name="T97" style:family="text">
      <style:text-properties style:text-underline-style="none" fo:font-weight="normal" officeooo:rsid="007eb6ab" style:font-weight-asian="normal" style:font-weight-complex="normal"/>
    </style:style>
    <style:style style:name="T98" style:family="text">
      <style:text-properties style:text-underline-style="none" fo:font-weight="normal" officeooo:rsid="00e9b86d" style:font-weight-asian="normal" style:font-weight-complex="normal"/>
    </style:style>
    <style:style style:name="T99" style:family="text">
      <style:text-properties style:text-underline-style="none" fo:font-weight="normal" officeooo:rsid="00afdbc0" style:language-asian="ja" style:country-asian="JP" style:font-weight-asian="normal" style:font-weight-complex="normal"/>
    </style:style>
    <style:style style:name="T100" style:family="text">
      <style:text-properties style:text-underline-style="none" officeooo:rsid="00ae97cf" style:language-asian="ja" style:country-asian="JP"/>
    </style:style>
    <style:style style:name="T101" style:family="text">
      <style:text-properties style:text-underline-style="none" officeooo:rsid="00b4bd2a"/>
    </style:style>
    <style:style style:name="T102" style:family="text">
      <style:text-properties style:text-underline-style="none" fo:font-weight="bold" officeooo:rsid="003b72c9" style:font-weight-asian="bold" style:font-weight-complex="bold"/>
    </style:style>
    <style:style style:name="T103" style:family="text">
      <style:text-properties style:text-underline-style="none" fo:font-weight="bold" officeooo:rsid="00bfbdf7" style:font-weight-asian="bold" style:font-weight-complex="bold"/>
    </style:style>
    <style:style style:name="T104" style:family="text">
      <style:text-properties style:text-underline-style="none" fo:font-weight="bold" officeooo:rsid="00c96fee" style:font-weight-asian="bold" style:font-weight-complex="bold"/>
    </style:style>
    <style:style style:name="T105" style:family="text">
      <style:text-properties style:text-underline-style="none" fo:font-weight="bold" officeooo:rsid="00d5fd2e" style:font-weight-asian="bold" style:font-weight-complex="bold"/>
    </style:style>
    <style:style style:name="T106" style:family="text">
      <style:text-properties style:text-underline-style="none" fo:font-weight="bold" officeooo:rsid="00db3776" style:font-weight-asian="bold" style:font-weight-complex="bold"/>
    </style:style>
    <style:style style:name="T107" style:family="text">
      <style:text-properties style:text-underline-style="none" fo:font-weight="bold" officeooo:rsid="00dd631e" style:font-weight-asian="bold" style:font-weight-complex="bold"/>
    </style:style>
    <style:style style:name="T108" style:family="text">
      <style:text-properties style:text-underline-style="none" fo:font-weight="bold" officeooo:rsid="00ddf92d" style:font-weight-asian="bold" style:font-weight-complex="bold"/>
    </style:style>
    <style:style style:name="T109" style:family="text">
      <style:text-properties style:text-underline-style="none" fo:font-weight="bold" officeooo:rsid="00e048dc" style:font-weight-asian="bold" style:font-weight-complex="bold"/>
    </style:style>
    <style:style style:name="T110" style:family="text">
      <style:text-properties style:text-underline-style="none" fo:font-weight="bold" officeooo:rsid="00e9b86d" style:font-weight-asian="bold" style:font-weight-complex="bold"/>
    </style:style>
    <style:style style:name="T111" style:family="text">
      <style:text-properties style:text-underline-style="none" fo:font-weight="bold" officeooo:rsid="00f939bd" style:font-weight-asian="bold" style:font-weight-complex="bold"/>
    </style:style>
    <style:style style:name="T112" style:family="text">
      <style:text-properties style:text-underline-style="none" fo:font-weight="bold" officeooo:rsid="00f9e81d" style:font-weight-asian="bold" style:font-weight-complex="bold"/>
    </style:style>
    <style:style style:name="T113" style:family="text">
      <style:text-properties style:text-underline-style="none" officeooo:rsid="00c67456"/>
    </style:style>
    <style:style style:name="T114" style:family="text">
      <style:text-properties officeooo:rsid="004a0f24"/>
    </style:style>
    <style:style style:name="T115" style:family="text">
      <style:text-properties officeooo:rsid="0051fd3a"/>
    </style:style>
    <style:style style:name="T116" style:family="text">
      <style:text-properties officeooo:rsid="0052917c"/>
    </style:style>
    <style:style style:name="T117" style:family="text">
      <style:text-properties officeooo:rsid="005dde67"/>
    </style:style>
    <style:style style:name="T118" style:family="text">
      <style:text-properties style:text-position="0% 100%"/>
    </style:style>
    <style:style style:name="T119" style:family="text">
      <style:text-properties style:text-position="0% 100%" fo:font-size="7pt" fo:font-style="normal" style:text-underline-style="none" officeooo:rsid="006a8c75" style:font-size-asian="7pt" style:font-style-asian="normal" style:font-size-complex="7pt" style:font-style-complex="normal"/>
    </style:style>
    <style:style style:name="T120" style:family="text">
      <style:text-properties style:text-position="0% 100%" style:text-underline-style="none" fo:font-weight="normal" officeooo:rsid="00afdbc0" style:language-asian="ja" style:country-asian="JP" style:font-weight-asian="normal" style:font-weight-complex="normal"/>
    </style:style>
    <style:style style:name="T121" style:family="text">
      <style:text-properties style:text-position="0% 100%" fo:font-weight="bold" style:font-weight-asian="bold" style:font-weight-complex="bold"/>
    </style:style>
    <style:style style:name="T122" style:family="text">
      <style:text-properties style:text-position="0% 100%" fo:font-weight="bold" officeooo:rsid="00d5fd2e" style:font-weight-asian="bold" style:font-weight-complex="bold"/>
    </style:style>
    <style:style style:name="T123" style:family="text">
      <style:text-properties fo:font-size="7pt" style:font-size-asian="7pt" style:font-size-complex="7pt"/>
    </style:style>
    <style:style style:name="T124" style:family="text">
      <style:text-properties fo:font-size="7pt" officeooo:rsid="00759e30" style:font-size-asian="7pt" style:font-size-complex="7pt"/>
    </style:style>
    <style:style style:name="T125" style:family="text">
      <style:text-properties officeooo:rsid="00768b89"/>
    </style:style>
    <style:style style:name="T126" style:family="text">
      <style:text-properties officeooo:rsid="007ccd48"/>
    </style:style>
    <style:style style:name="T127" style:family="text">
      <style:text-properties officeooo:rsid="007eb6ab"/>
    </style:style>
    <style:style style:name="T128" style:family="text">
      <style:text-properties officeooo:rsid="008b1a5b"/>
    </style:style>
    <style:style style:name="T129" style:family="text">
      <style:text-properties officeooo:rsid="008d050d"/>
    </style:style>
    <style:style style:name="T130" style:family="text">
      <style:text-properties officeooo:rsid="0090f5dc"/>
    </style:style>
    <style:style style:name="T131" style:family="text">
      <style:text-properties officeooo:rsid="00999f73"/>
    </style:style>
    <style:style style:name="T132" style:family="text">
      <style:text-properties fo:color="#cc0000" style:font-size-asian="16pt"/>
    </style:style>
    <style:style style:name="T133" style:family="text">
      <style:text-properties officeooo:rsid="00afdbc0"/>
    </style:style>
    <style:style style:name="T134" style:family="text">
      <style:text-properties officeooo:rsid="00b0c8ce"/>
    </style:style>
    <style:style style:name="T135" style:family="text">
      <style:text-properties officeooo:rsid="0029a7f9"/>
    </style:style>
    <style:style style:name="T136" style:family="text">
      <style:text-properties officeooo:rsid="00b66202"/>
    </style:style>
    <style:style style:name="T137" style:family="text">
      <style:text-properties officeooo:rsid="00b8235b"/>
    </style:style>
    <style:style style:name="T138" style:family="text">
      <style:text-properties officeooo:rsid="00ba0d48"/>
    </style:style>
    <style:style style:name="T139" style:family="text">
      <style:text-properties officeooo:rsid="00bfbdf7"/>
    </style:style>
    <style:style style:name="T140" style:family="text">
      <style:text-properties officeooo:rsid="00bfee72"/>
    </style:style>
    <style:style style:name="T141" style:family="text">
      <style:text-properties officeooo:rsid="00c67456"/>
    </style:style>
    <style:style style:name="T142" style:family="text">
      <style:text-properties officeooo:rsid="00c96fee"/>
    </style:style>
    <style:style style:name="T143" style:family="text">
      <style:text-properties officeooo:rsid="00d71089"/>
    </style:style>
    <style:style style:name="T144" style:family="text">
      <style:text-properties officeooo:rsid="00d87ab1"/>
    </style:style>
    <style:style style:name="T145" style:family="text">
      <style:text-properties officeooo:rsid="00aa6794"/>
    </style:style>
    <style:style style:name="T146" style:family="text">
      <style:text-properties officeooo:rsid="004f5cd1"/>
    </style:style>
    <style:style style:name="T147" style:family="text">
      <style:text-properties officeooo:rsid="00dd631e"/>
    </style:style>
    <style:style style:name="T148" style:family="text">
      <style:text-properties officeooo:rsid="00ddf92d"/>
    </style:style>
    <style:style style:name="T149" style:family="text">
      <style:text-properties officeooo:rsid="00df0f65"/>
    </style:style>
    <style:style style:name="T150" style:family="text">
      <style:text-properties officeooo:rsid="00eb8248"/>
    </style:style>
    <style:style style:name="T151" style:family="text">
      <style:text-properties officeooo:rsid="00edfb56"/>
    </style:style>
    <style:style style:name="T152" style:family="text">
      <style:text-properties officeooo:rsid="00f10c7c"/>
    </style:style>
    <style:style style:name="T153" style:family="text">
      <style:text-properties officeooo:rsid="00f51a12"/>
    </style:style>
    <style:style style:name="T154" style:family="text">
      <style:text-properties officeooo:rsid="00f939bd"/>
    </style:style>
    <style:style style:name="T155" style:family="text">
      <style:text-properties officeooo:rsid="00fa557a"/>
    </style:style>
    <style:style style:name="T156" style:family="text">
      <style:text-properties officeooo:rsid="01011ad9"/>
    </style:style>
    <style:style style:name="T157" style:family="text">
      <style:text-properties officeooo:rsid="0109c9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45">はじめてのロジバン ▶ニューゲーム </text:span><text:span text:style-name="T46">最終</text:span><text:span text:style-name="T45">テスト </text:span><text:span text:style-name="T132">解答</text:span></text:p>
      <text:p text:style-name="P60"><text:span text:style-name="T40">(100点満点 </text:span><text:span text:style-name="T41">45</text:span><text:span text:style-name="T40">～</text:span><text:span text:style-name="T41">60</text:span><text:span text:style-name="T40">分)</text:span></text:p>
      <text:p text:style-name="P52"><text:span text:style-name="T1">Ⅰ.</text:span> <text:span text:style-name="T2">シンプルな形態論の問題。→ </text:span><text:span text:style-name="T77">3</text:span><text:span text:style-name="T75">章</text:span></text:p>
      <text:p text:style-name="P51"><text:span text:style-name="T6">・</text:span><text:span text:style-name="T76">brivla</text:span><text:span text:style-name="T6"> : 内容語。母音で終わり、語頭５文字の中に連続子音が含まれる。</text:span></text:p>
      <text:p text:style-name="P51"><text:span text:style-name="T6">・</text:span><text:span text:style-name="T76">cmene</text:span><text:span text:style-name="T6"> : 名称語。子音で終わる。</text:span></text:p>
      <text:p text:style-name="P51"><text:span text:style-name="T6">・</text:span><text:span text:style-name="T76">cmavo</text:span><text:span text:style-name="T6"> : </text:span><text:span text:style-name="T2">母音で終わり、語頭以外に子音が出てこない。</text:span></text:p>
      <text:p text:style-name="P46"><text:span text:style-name="T1">(1) </text:span><text:span text:style-name="T10">(a), (g)</text:span><text:span text:style-name="T100"> <text:s text:c="2"/>(f) も確かに cmavo だが {pu} と {ze'u} の複合cmavoであることに注意。</text:span></text:p>
      <text:p text:style-name="P46"><text:span text:style-name="T1">(2) </text:span><text:span text:style-name="T11">(b), (d), (e)</text:span><text:span text:style-name="T120"> <text:s text:c="3"/>(h) {tsasman} は brivla {tsasmani} に似ているが語末をよく見ること。 </text:span><text:span text:style-name="T99"><text:s/></text:span></text:p>
      <text:p text:style-name="P1">(3) <text:span text:style-name="T13">(d)</text:span><text:span text:style-name="T80"> <text:s text:c="4"/></text:span>{.ui} は「嬉しい気持ち」を表す心態詞であるので、<text:span text:style-name="T133">{gleki}「x1はx2が嬉しい」が正解。</text:span></text:p>
      <text:p text:style-name="P70">(1), (2), (3) ともに完答1点 【計3点】</text:p>
      <text:p text:style-name="P71"/>
      <text:p text:style-name="P2">Ⅱ. ロジバンの特徴の一つである終止詞についての問題。知識問題なので、しっかり覚えておこう。</text:p>
      <text:p text:style-name="P24"><text:span text:style-name="T134">l</text:span>o,<text:span text:style-name="T134">le</text:span> <text:span text:style-name="T53">→ </text:span><text:span text:style-name="T54">7</text:span><text:span text:style-name="T53">章</text:span>、li <text:span text:style-name="T53">→ </text:span><text:span text:style-name="T54">21</text:span><text:span text:style-name="T53">章</text:span>、<text:span text:style-name="T134">poi,noi </text:span><text:span text:style-name="T54">→ 19章</text:span><text:span text:style-name="T134">、lu,lo'u </text:span><text:span text:style-name="T54">→ 22章</text:span><text:span text:style-name="T134">、be </text:span><text:span text:style-name="T54">→ 20章</text:span><text:span text:style-name="T134">、du'u </text:span><text:span text:style-name="T54">→ 10章</text:span></text:p>
      <text:p text:style-name="P65">(a), (d), (e), (g), (i)<text:span text:style-name="T79"> <text:s text:c="5"/></text:span></text:p>
      <text:p text:style-name="P72">(b) {li}は数の冠詞であり、終止詞は{lo'o}。(c) {poi}は関係詞であり、{noi}と同様 {ku'o}によって締められる。 (f) {du'u} は抽象詞NU類であり、終止詞は{kei}。(h) {le} は述なれ語に冠せる冠詞であり、{lo}と同様 {ku}が終止詞。 (j) {zo} にはそもそも終止詞は存在しない。</text:p>
      <text:p text:style-name="P66"><text:span text:style-name="T78">完答 </text:span><text:span text:style-name="T101">2点、間違い1つにつき －1点 【計2点】</text:span></text:p>
      <text:p text:style-name="P72"/>
      <text:p text:style-name="P53"><text:span text:style-name="T3">Ⅲ</text:span><text:span text:style-name="T1">. 以下の記述のうち、正しいものには○を、間違っているものには✕を記入せよ。</text:span></text:p>
      <text:p text:style-name="P75">(1) ○ <text:s/>(2) ○ <text:s/>(3) ✕ <text:s/>(4) ○ <text:s/>(5) ✕ <text:s/>(6) ✕ <text:s/>(7) ○ <text:s/>(8) ○ <text:s/>(9) ○ (10) ✕ <text:s/>(11) ○ <text:s/>(12) ○</text:p>
      <text:p text:style-name="P25">✕のみ解説する。</text:p>
      <text:p text:style-name="P48"><text:span text:style-name="T1">(3) </text:span><text:span text:style-name="T7">{lo sipna ku} は「眠り」ではなく、「眠っている人」という意味である。</text:span></text:p>
      <text:p text:style-name="P47"><text:span text:style-name="T1">(5) </text:span><text:span text:style-name="T7">FA付き項の次にくる無印の項はFAが示す項番の次に位置するため、{ta}はx4にくる。</text:span></text:p>
      <text:p text:style-name="P49"><text:span text:style-name="T1">(6) </text:span><text:span text:style-name="T4">「PU類 ZI類 ZEhA類 」が正しい。</text:span></text:p>
      <text:p text:style-name="P50"><text:span text:style-name="T1">(10) </text:span><text:span text:style-name="T5">{e'inai} は「放任」を意味する。</text:span></text:p>
      <text:p text:style-name="P26"><text:span text:style-name="T135">(</text:span>1)<text:span text:style-name="T53">→5章</text:span>、(2)<text:span text:style-name="T53">→6章</text:span>、(3)<text:span text:style-name="T53">→7章</text:span>、(4)<text:span text:style-name="T53">→8章</text:span>、(5)<text:span text:style-name="T53">→9章</text:span>、(6)<text:span text:style-name="T53">→</text:span><text:span text:style-name="T55">12章</text:span><text:span text:style-name="T136">、(7)</text:span><text:span text:style-name="T55">→13章</text:span><text:span text:style-name="T136">、(8)</text:span><text:span text:style-name="T55">→15章</text:span><text:span text:style-name="T136">、(9)</text:span><text:span text:style-name="T55">→17章</text:span><text:span text:style-name="T136">、(10)</text:span><text:span text:style-name="T55">→18章</text:span><text:span text:style-name="T136">、(11)</text:span><text:span text:style-name="T55">→19章</text:span><text:span text:style-name="T136">、(12)</text:span><text:span text:style-name="T55">→23章</text:span></text:p>
      <text:p text:style-name="P61"><text:span text:style-name="T137">1</text:span>問<text:span text:style-name="T137">1点 【計12点】</text:span></text:p>
      <text:p text:style-name="P76"/>
      <text:p text:style-name="P3"/>
      <text:p text:style-name="P3"/>
      <text:p text:style-name="P3"/>
      <text:p text:style-name="P3"/>
      <text:p text:style-name="P3"/>
      <text:p text:style-name="P3"><text:soft-page-break/>Ⅳ. <text:span text:style-name="T138">(1)は単なる知識問題。(2)が少しややこしかったかもしれない。</text:span></text:p>
      <text:p text:style-name="P4">(1) <text:span text:style-name="T53">→ </text:span><text:span text:style-name="T56">21章　</text:span><text:span text:style-name="T19">(d)</text:span><text:span text:style-name="T83"> <text:s/>他はすべて「1000」を表すが、(d)だけ「1001」を表す。</text:span></text:p>
      <text:p text:style-name="P4">(2) <text:span text:style-name="T53">→ </text:span><text:span text:style-name="T57">8,9章 <text:s/></text:span><text:span text:style-name="T19">(b)</text:span><text:span text:style-name="T83"> <text:s/>項の並びの問題。少し丁寧に見ていこう。SE類やFA類を取り除いていけばよい。</text:span></text:p>
      <text:p text:style-name="P67"><text:span text:style-name="T79">(1) では {dunda} が {se}によって転換されている。SE類を取り除くと、</text:span><text:span text:style-name="T81">{ko'e dunda ko'a ko'i} と同義になる。(2) はSE類もないので、単に{ko'e dunda ko'i ko'a} と同義である。(3) がややこしい。まず、{te dunda}の状態でFAタグを取り除くと、{ko'i te dunda ko'a ko'e}となる。これから{te}を取り除くと、{ko'e dunda ko'a ko'i} と同義になる。</text:span></text:p>
      <text:p text:style-name="P62">(1),(2)ともに1点【計2点】</text:p>
      <text:p text:style-name="P4"/>
      <text:p text:style-name="P4">Ⅴ. オーソドックスな翻訳問題。時制・相が不定による訳の揺らぎがあることに注意。</text:p>
      <text:p text:style-name="P8">(1) <text:span text:style-name="T48">lo so’i mlatu ku sipna / </text:span><text:span text:style-name="T14">たくさんの猫が寝ている。</text:span><text:span text:style-name="T82"> </text:span><text:span text:style-name="T102">→</text:span><text:span text:style-name="T103">5章</text:span></text:p>
      <text:p text:style-name="P5">(2) <text:span text:style-name="T49">lo verba cu ciska fi lo pelxu pelji lo pinsi / </text:span><text:span text:style-name="T15">子供が黄色い紙に鉛筆で書いている。</text:span><text:span text:style-name="T49"> </text:span><text:span text:style-name="T58">→ 9章</text:span></text:p>
      <text:p text:style-name="P9">(3) <text:span text:style-name="T50">lo nu tadni la .lojban. kei ku cinri mi</text:span></text:p>
      <text:p text:style-name="P9"><text:span text:style-name="T50">　/ </text:span><text:span text:style-name="T16">ロジバンを学ぶことは私にとって興味深い／おもしろい。</text:span><text:span text:style-name="T50"> </text:span><text:span text:style-name="T59">→ 10章</text:span></text:p>
      <text:p text:style-name="P6">(4) <text:span text:style-name="T50">lo vu nanmu pu zi co’u jmive / </text:span><text:span text:style-name="T16">あそこにいる男は少し前に生き終えた／死んだ。</text:span><text:span text:style-name="T50"> </text:span><text:span text:style-name="T59">→13章</text:span></text:p>
      <text:p text:style-name="P7">(5) <text:span text:style-name="T51">mi cortu lo jamfu ki'u lo nu ze'u bajra / </text:span><text:span text:style-name="T17">私は長い間走っていたので足が痛い。</text:span><text:span text:style-name="T51"> </text:span><text:span text:style-name="T61">→14章</text:span></text:p>
      <text:p text:style-name="P12">(6) la .miran. cu dasni lo na'e crino kosta / <text:span text:style-name="T12">ミランは緑色でないコートを着ている。</text:span> <text:span text:style-name="T53">→</text:span><text:span text:style-name="T60">16章</text:span></text:p>
      <text:p text:style-name="P12">(7) .i xu do ba’o citka lo sanmi ― .i na go’i</text:p>
      <text:p text:style-name="P12">　/ <text:span text:style-name="T12">あなたは既にごはんを食べ終わっていますか？ ― いいえ。</text:span> <text:span text:style-name="T53">→</text:span><text:span text:style-name="T60">17章</text:span></text:p>
      <text:p text:style-name="P12">(8) .i lo bruna poi vu xabju cu benji lo dakli ku po’u lo narju mi ne lo nurma</text:p>
      <text:p text:style-name="P12">　/ <text:span text:style-name="T12">遠くに住む兄弟がバッグのうち橙色のものを田舎の私に送ってくれた。</text:span> <text:span text:style-name="T53">→</text:span><text:span text:style-name="T60">19章</text:span></text:p>
      <text:p text:style-name="P12">(9) lo ckule be fi lo lojbo bei fu la .miran. cu <text:span text:style-name="T150">se </text:span>stuzi ma</text:p>
      <text:p text:style-name="P13">　/ <text:span text:style-name="T18">ミランによって営まれている、ロジバンを教えている学校はどこにありますか？</text:span><text:span text:style-name="T139"> </text:span><text:span text:style-name="T60">→ 20章</text:span></text:p>
      <text:p text:style-name="P63">意味がきちんと取れているなら <text:span text:style-name="T140">2点。部分点可【計18点】</text:span></text:p>
      <text:p text:style-name="P13"/>
      <text:p text:style-name="P12">Ⅵ. 文意を合わせる問題。大抵の場合、ある語が余分に語を取り込んだり、意図せぬ語が結合したりすることが原因。対策として第一に考えるべきは終止詞の追加である。<text:span text:style-name="T53">→ </text:span><text:span text:style-name="T62">11章</text:span></text:p>
      <text:p text:style-name="P15">(1) coi <text:span text:style-name="T20">do/do'u/.i</text:span><text:span text:style-name="T84"> </text:span><text:span text:style-name="T79">mi</text:span> klama fi la .akit. / こんにちは。私はアキトから来ました。</text:p>
      <text:p text:style-name="P27">{coi}が本来 x1 に来るはずの {mi}を取り込んでしまっているのを抑えればよい。 <text:span text:style-name="T53">→ </text:span><text:span text:style-name="T62">25章</text:span></text:p>
      <text:p text:style-name="P15">(2) le nanmu <text:span text:style-name="T21">ku/cu</text:span> melbi / あの男の人は美しい。</text:p>
      <text:p text:style-name="P28">{nanmu}と{melbi}がtanru化してしまっているのを抑えればよい。 <text:span text:style-name="T53">→ 6,8章</text:span></text:p>
      <text:p text:style-name="P16">(3) <text:span text:style-name="T52">mi klama lo zarci </text:span><text:span text:style-name="T22">gi'e</text:span><text:span text:style-name="T52"> te vecnu lo plise / 私は店に行き、リンゴを買った。</text:span></text:p>
      <text:p text:style-name="P28">bridi末端接続詞が抜けている。{.ije}でもよいが、これは2語であるため不適。 <text:span text:style-name="T53">→ 23章</text:span></text:p>
      <text:p text:style-name="P29">(4) le nanla na catra le gerku / あの少年はあの犬を殺していない。</text:p>
      <text:p text:style-name="P68">○<text:span text:style-name="T79">。</text:span><text:span text:style-name="T86">{</text:span><text:span text:style-name="T85">na</text:span><text:span text:style-name="T86">}</text:span><text:span text:style-name="T85"> が {le nanla} と {catra} の区切りとして働いている。 </text:span><text:span text:style-name="T113">→ 16章</text:span></text:p>
      <text:p text:style-name="P14"><text:soft-page-break/>(<text:span text:style-name="T114">5</text:span>) <text:span text:style-name="T114">ca lo nu do klama ti </text:span><text:span text:style-name="T22">kei/ku</text:span><text:span text:style-name="T114"> mi sipna / 君がここに来たとき、私は寝ていた。</text:span></text:p>
      <text:p text:style-name="P28">NU類は項を際限なく取り込んでしまうので注意。{kei}や、{lo}の終止詞{ku}で抑えよう。<text:span text:style-name="T53">→ 10章</text:span></text:p>
      <text:p text:style-name="P64">各<text:span text:style-name="T141">2点、部分点不可【計10点】</text:span></text:p>
      <text:p text:style-name="P14"/>
      <text:p text:style-name="P14">Ⅶ. シンプルな語彙問題。実はこれらの語はすべて、Ⅷの文章問題で出てくる単語である。</text:p>
      <text:p text:style-name="P69">(1) k <text:s/>(2) h <text:s/>(3) l <text:s/>(4) n <text:s/>(5) d <text:s/>(6) m <text:s/>(7) f</text:p>
      <text:p text:style-name="P69">(8) g <text:s/>(9) a <text:s/>(10) j <text:s/>(11) c <text:s/>(12) b <text:s/>(13) i <text:s/>(14) e</text:p>
      <text:p text:style-name="P64">各<text:span text:style-name="T142">1点【計14点】</text:span></text:p>
      <text:p text:style-name="P10"/>
      <text:p text:style-name="P10">Ⅷ. はじロジ初の文章問題。はじロジで学んだ文法事項によって、これくらいの文章が既に書けるようになっていることを改めて認識してほしい。</text:p>
      <text:p text:style-name="P17"><text:span text:style-name="T142">(</text:span>1) <text:span text:style-name="T23">(i) e <text:s/>(ii) c </text:span><text:span text:style-name="T87"><text:s text:c="2"/></text:span><text:span text:style-name="T88">{balvi}は「未来」、{jibni}は「近い」という意味の内容語である。</text:span><text:span text:style-name="T104">【各</text:span><text:span text:style-name="T105">1点</text:span><text:span text:style-name="T104">】</text:span></text:p>
      <text:p text:style-name="P17">(2) <text:span text:style-name="T12">私は今（から）、あなたにサニットについて知らせます／紹介します。</text:span></text:p>
      <text:p text:style-name="P30">{jungau} は {<text:span text:style-name="T118">x1 gasnu lo nu x2 djuno x3 x4 x5}、すなわち「x1 は x2 が x3（命題）・ x4（題目）を x5（認識体系）で知るようにする」であるから、「知らせる」や「紹介する」と訳せていれば良い。直訳的に「あなたが知るようにする」でも可。</text:span><text:span text:style-name="T121">【</text:span><text:span text:style-name="T122">2点、部分点可</text:span><text:span text:style-name="T121">】</text:span></text:p>
      <text:p text:style-name="P18">(3) <text:span text:style-name="T24">la .sanit.</text:span><text:span text:style-name="T89"> <text:s text:c="2"/>2</text:span><text:span text:style-name="T143">文目に注目、{la .sanit. </text:span><text:span text:style-name="T63">goi ko'a</text:span><text:span text:style-name="T143">}によって、{ko'a}に{la .sanit.}が割り当てられていることが分かる。</text:span><text:span text:style-name="T63">【1点】</text:span></text:p>
      <text:p text:style-name="P19">(4) <text:span text:style-name="T25">fo</text:span><text:span text:style-name="T90"> <text:s/></text:span><text:span text:style-name="T144">{jbena}「生まれる」は x4に出生地が入る（Ⅶ参照）。</text:span><text:span text:style-name="T64">【1点】</text:span></text:p>
      <text:p text:style-name="P17">(5)</text:p>
      <text:p text:style-name="P17">・ <text:span text:style-name="T12">サニットが空を見ることで未来を理解できること。</text:span></text:p>
      <text:p text:style-name="P17">・ <text:span text:style-name="T47">サニットが空を飛べること。</text:span></text:p>
      <text:p text:style-name="P34">2行目最後の方の{.ue}、下から2行目の最初の方の{.i la'e di'u spaji mi}に注目。{.ue}や{spaji}は驚きを意味する。{.ue}は文頭にあることから、その文全体について話者が驚いている。また、{la'e di'u}は「直前の文内容」を意味し、{.i la'e di'u spaji mi}「そのことは私を驚かせる」わけだから、{<text:span text:style-name="T146">ko'a kakne lo nu vofli</text:span>}が答え。<text:span text:style-name="T53">【両方正解で</text:span><text:span text:style-name="T65">3点、1つ間違いで -2点</text:span><text:span text:style-name="T53">】</text:span></text:p>
      <text:p text:style-name="P17">(6) <text:span text:style-name="T26">lo benske</text:span><text:span text:style-name="T91"> <text:s/>{ri}は1つ前の項を照応する。</text:span><text:span text:style-name="T106">【1点】</text:span></text:p>
      <text:p text:style-name="P20">(7) <text:span text:style-name="T26">lo benske</text:span><text:span text:style-name="T91"> <text:s/>{go'e}は2つ前の文の内容を表し、{lo}や{le}を冠することで、その文の x1 を引き出すことができる。</text:span><text:span text:style-name="T106">【1点】</text:span></text:p>
      <text:p text:style-name="P21">(8) <text:span text:style-name="T27">(b), (d)</text:span><text:span text:style-name="T92"> <text:s/></text:span><text:span text:style-name="T107">【各</text:span><text:span text:style-name="T108">1点</text:span><text:span text:style-name="T107">】</text:span></text:p>
      <text:p text:style-name="P55"><text:span text:style-name="T147">(</text:span>a) <text:span text:style-name="T147">5行目最後から、</text:span>サニットにはシャナムという妹がいることが分かるが、<text:span text:style-name="T147">{la .canam. ko'a citno mensi gi'e nelci} とある通り、「</text:span>あまり好かれていない」ではなく、好かれている。</text:p>
      <text:p text:style-name="P54">(b) 確かにサニットは女性であり（<text:span text:style-name="T148">1行目</text:span>）、健康と赤い眼鏡を大事にしている（下から<text:span text:style-name="T148">3行目）</text:span>。</text:p>
      <text:p text:style-name="P54">(c) 下線部②より、「サニットは南の島で生まれた」。</text:p>
      <text:p text:style-name="P54">(d) <text:span text:style-name="T149">3行目より、</text:span>サニットは鳥の絵を描くのに熟達していることが分かる。</text:p>
      <text:p text:style-name="P21"><text:soft-page-break/>(9) 質問の日本語訳と、その根拠となる箇所を記す。<text:span text:style-name="T53">【各</text:span><text:span text:style-name="T66">2点、部分点不可】</text:span></text:p>
      <text:p text:style-name="P21"><text:span text:style-name="T126">(a) </text:span><text:span text:style-name="T29">lo benske</text:span><text:span text:style-name="T109"> </text:span><text:span text:style-name="T93"><text:s/>「サニットは何を学んでいますか」（</text:span><text:span text:style-name="T94">4行目</text:span><text:span text:style-name="T93">）</text:span></text:p>
      <text:p text:style-name="P22"><text:span text:style-name="T126">(b) </text:span><text:span text:style-name="T28">na go'i</text:span><text:span text:style-name="T126"> <text:s/>「サニットの姉妹は{.ni'icman.}という名前ですか」（5行目）なお、{.ni'icman.}はサニットがここに来る前にいた山の名前である（下から4行目）。</text:span></text:p>
      <text:p text:style-name="P35">(c) <text:span text:style-name="T30">lo zarci klaji poi jibni lo xamsi</text:span><text:span text:style-name="T95"> <text:s/>「あなたはサニットとどこで会いましたか」（下から5行目）「彼女はあなたと、海の近くの市場通りで会ったことを覚えている」より。</text:span></text:p>
      <text:p text:style-name="P35">(d) <text:span text:style-name="T31">go'i</text:span><text:span text:style-name="T96"> <text:s/>「サニットが行った山は有名ですか」（下から4行目）</text:span></text:p>
      <text:p text:style-name="P36"><text:span text:style-name="T127">(e) </text:span><text:span text:style-name="T32">na go'i</text:span><text:span text:style-name="T97"> <text:s/>「あなたは話者が男であると確信できますか」　話者の性別についての記述は無い。</text:span></text:p>
      <text:p text:style-name="P33">(10) <text:span text:style-name="T12">休日に、私たちでごはんを食べるのを楽しみませんか。</text:span></text:p>
      <text:p text:style-name="P33"><text:span text:style-name="T79">「食事を楽しみませんか」でも可（むしろこちらのほうが自然かもしれない）。</text:span><text:span text:style-name="T98">{.e'u}の「提案」、{ca lo nalgundei}の「休日に」がきちんと訳せているかをチェック。</text:span><text:span text:style-name="T110">【2点】</text:span></text:p>
      <text:p text:style-name="P74">【計25点】</text:p>
      <text:p text:style-name="P11">«原文»</text:p>
      <text:p text:style-name="P32"><text:span text:style-name="T119">①</text:span><text:span text:style-name="T42">.i mi ca jungau do fo la .sanit.</text:span> .i la .sanit. goi ko'a pendo mi .i<text:span text:style-name="T145">je</text:span> ko'a melbi ninmu .i ko'a nelci lo nu litru .e lo cipni .e lo nu finti lo pixra <text:span text:style-name="T123">②</text:span><text:span text:style-name="T8">.i ko'a jbena </text:span><text:span text:style-name="T9">( a )</text:span><text:span text:style-name="T8"> lo snanu daplu</text:span> .i .<text:span text:style-name="T116">ue </text:span>ko'a kakne lo nu jimpe fi lo balvi kei ta'i lo nu catlu lo tsani .i ko'a certu lo nu finti lo pixra be lo cipni .i ko'a tadni lo benske .i <text:span text:style-name="T124">③</text:span><text:span text:style-name="T43">ri</text:span> mutce cinri mi .i mi djica lo nu ko'a ctuca mi fo <text:span text:style-name="T123">④</text:span><text:span text:style-name="T44">lo se go'e</text:span> .i ko'a caze'i se cinri la'e zoi gy. Rubik's Cube gy. no'u lo kubli se kelci .i la .canam. ko'a citno mensi gi'e nelci .i ko'a morji lo du'u penmi do lo zarci klaji poi jibni lo xamsi .i pu lo nu ko'a klama ti kei bu'u la .ni'icman. noi misno cmana ku'o ko'a ze'u catlu lo blanu tsani gi'e <text:span text:style-name="T125">finti</text:span> lo pixra be lo nebyplovoicpi fo lo pinsi .i ko'a se vajni lo nu vo'a kanro .e lo xunre le'otci .i ko'a kakne lo nu vofli .i la'e di'u mutce spaji mi .i mi na djuno lo du'u ta'i makau ko'a co'e .i .<text:span text:style-name="T115">a'o </text:span>do pendo ko'a <text:span text:style-name="T123">⑤</text:span><text:span text:style-name="T8">.i .e'u ma'a zanfri lo nu citka lo sanmi kei ca lo nalgundei </text:span>.<text:span text:style-name="T117">i ki'e</text:span></text:p>
      <text:p text:style-name="P31">«日本語 意訳»</text:p>
      <text:p text:style-name="P31">私は今からあなたにサニットのことを紹介します。サニットは私の友達で、美しい女性です。彼女は旅をすること、鳥、それから絵を描くことが好きです。彼女は南の島で生まれました。驚くことに、彼女は空を見ることで未来のことを理解できます。彼女は鳥の絵を描くのがとても上手です。彼女は脳科学を学んでいます。それは私にとても興味深いものです。私は彼女にそれを教えてもらいたいです。彼女は最近、立方体のおもちゃであるルービックキューブに興味があります。シャナムは彼女の妹で、シャナムはサニットのことが好きです。サニットはあなたと海の近くにある市場通りで会ったことを覚えていますよ。彼女はここに来る前、ニヒシュマンという有名な山で青い空を長い間見つめていたり、サギの絵を鉛筆で描いていたりしていました。彼女は自分の健康と赤い眼鏡を大事にしています。彼女は飛ぶことができます。そのことは私を大いに驚かせます。私は彼女がどうやって空を飛ぶのか知りません。あなたとサニットが友達になってくれたらと思います。休日に、私たち３人で食事を楽しみませんか？ありがとう。</text:p>
      <text:p text:style-name="P33"><text:soft-page-break/>Ⅸ. オーソドックスなロジバン作文。一般的にロジバンはSE類やFA類を使うことで様々な等価な文を作ることができる。また、終止詞を省略するかどうかでもパターンが生じる。ここでは一解答として、SE類やFA類を使わず、省略できる終止詞はすべて省略した文を書いておく。</text:p>
      <text:p text:style-name="P37">(<text:span text:style-name="T131">1</text:span>) <text:span text:style-name="T128">その少女は {pa le pu .kocon. lo be noi ci py.} と書く。</text:span></text:p>
      <text:p text:style-name="P37"><text:span text:style-name="T128">/ </text:span><text:span text:style-name="T33">le nixli cu ciska lo'u pa le pu .kocon. </text:span><text:span text:style-name="T34">l</text:span><text:span text:style-name="T33">o be noi ci py. le'u</text:span></text:p>
      <text:p text:style-name="P38">引用の問題。非文法的なロジバンの単語列は<text:span text:style-name="T151">{lo'u}{le'u}によって引用する。</text:span><text:span text:style-name="T67">→22章</text:span></text:p>
      <text:p text:style-name="P38">(<text:span text:style-name="T131">2</text:span>) <text:span text:style-name="T128">あなたは辛いものと苦いもののどちらが好きですか？</text:span>/ <text:span text:style-name="T34">do nelci lo cpina ji lo kurki</text:span></text:p>
      <text:p text:style-name="P39">接続疑問文の問題。項接続の疑問は<text:span text:style-name="T151">{ji}によって行う。 </text:span><text:span text:style-name="T67">→23章</text:span></text:p>
      <text:p text:style-name="P40">(<text:span text:style-name="T131">3</text:span>) <text:span text:style-name="T129">あの男はあそこのリンゴが不味いと確信している。</text:span></text:p>
      <text:p text:style-name="P40">/ <text:span text:style-name="T35">le nanmu cu birti lo du'u lo vu plise cu to'e kukte</text:span></text:p>
      <text:p text:style-name="P41">{briti}のx2には命題項が入ること、「不味い」は{kukte}「美味しい」の反対語であること、「あそこの」は間制タグを使えることに着目できていればよい。<text:span text:style-name="T152">{lo vu plise}の代わりに{tu noi plise [ku'o]}でも可能。また「あの男」を「特定の男」でなく「あそこにいる男」と解釈していても、日本語の問題であるから、許容（その場合は {lo vu nanmu}か{tu noi nanmu [ku'o]}）。</text:span> <text:span text:style-name="T53">→</text:span><text:span text:style-name="T68">10, 16章</text:span></text:p>
      <text:p text:style-name="P23">(<text:span text:style-name="T131">4</text:span>) 私はロジバンを話すことができます。/ <text:span text:style-name="T36">mi kakne lo nu la .lojban. cu bangu mi</text:span></text:p>
      <text:p text:style-name="P42">ヒントとして <text:span text:style-name="T153">{bangu} が与えられているように、{tavla}を使わないこと。日本語ではどちらも「話す」だが、{tavla}は誰かに話しかけるという意味の「話す」である。ここでは「ロジバンが私の話し言葉であることが可能だ」という意味なので、{bangu}を使う。{la .lojban.}の代わりに {lo lojbo}や{lo jbobau}も可。また、nu節内の{mi}は省略可能。</text:span><text:span text:style-name="T69">→10章</text:span></text:p>
      <text:p text:style-name="P42">(<text:span text:style-name="T131">5</text:span>) <text:span text:style-name="T130">５語より多くの単語から文を作りなさい。</text:span>/ <text:span text:style-name="T37">ko zbasu lo jufra lo za'u mu valsi</text:span></text:p>
      <text:p text:style-name="P43">語彙的な意味で一番難しかったかもしれない。<text:span text:style-name="T154">{za'u mu}で「5より大きな」という意味の数詞になる。今一度、{su'e}, {su'o}, {za'u}, {me'i}をチェックしておこう。 </text:span><text:span text:style-name="T111">→</text:span><text:span text:style-name="T112">18, </text:span><text:span text:style-name="T111">21章</text:span></text:p>
      <text:p text:style-name="P44">(<text:span text:style-name="T131">6</text:span>) 多くの人がすべての人は親切であると信じている。私はそうではない。</text:p>
      <text:p text:style-name="P45">/ <text:span text:style-name="T38">lo so'i prenu cu krici lo du'u lo ro prenu cu xendo .i mi na go'i</text:span></text:p>
      <text:p text:style-name="P45">項の指示対象の数を明示する方法、<text:span text:style-name="T155">{krici}のx2に命題の抽象項がくること、否定繰り返しには{go'i}が使えることが分かっていればよい。ただし、２文目を文字通り繰り返して、{mi na krici lo du'u lo ro prenu cu xendo}としても間違いではない。減点するかは採点者に委ねる。</text:span><text:span text:style-name="T70">→10, 21, 24章</text:span></text:p>
      <text:p text:style-name="P45">(<text:span text:style-name="T131">7</text:span>) どうか、これらのうち冷たいものを飲んでください。/ <text:span text:style-name="T12">.</text:span><text:span text:style-name="T39">e'o ko pinxe ti poi ke'a lenku</text:span></text:p>
      <text:p text:style-name="P56">「どうか」を <text:span text:style-name="T156">{.e'o}で訳せていると良いが、{ko}は 「～しろ」から「～してください」まで広いニュアンスをカバーするので、無くてもバツではない。制限的関係節が上手く使えていれば良い。また、poi節の{ke'a}は無くてもよい。 </text:span><text:span text:style-name="T71">→18, 19章</text:span></text:p>
      <text:p text:style-name="P57"><text:span text:style-name="T71">各</text:span><text:span text:style-name="T72">2点、部分点可【計14点】</text:span></text:p>
      <text:p text:style-name="P73">【成績・合格基準】</text:p>
      <text:p text:style-name="P58">裏付けのある合格点はないが、目安として次のように設定しておく。<text:span text:style-name="T53">B</text:span><text:span text:style-name="T74">以上であらんことを！</text:span></text:p>
      <text:p text:style-name="P58"><text:span text:style-name="T157">57点以下：</text:span><text:span text:style-name="T73">F</text:span><text:span text:style-name="T157">、58～69点：</text:span><text:span text:style-name="T73">C</text:span><text:span text:style-name="T157">、70～79点：</text:span><text:span text:style-name="T73">B</text:span><text:span text:style-name="T157">、80～87点：</text:span><text:span text:style-name="T73">A</text:span><text:span text:style-name="T157">、88点以上：</text:span><text:span text:style-name="T73">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eiryo UI" svg:font-family="'Meiryo UI'"/>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5pt" fo:language="en" fo:country="US" style:letter-kerning="true" style:font-name-asian="Meiryo UI"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5pt" fo:language="en" fo:country="US" style:letter-kerning="true" style:font-name-asian="Meiryo UI"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eiryo UI" style:font-family-asian="'Meiryo UI'"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sian="Meiryo UI" style:font-family-asian="'Meiryo UI'"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0.5pt" fo:font-style="italic" style:font-name-asian="Meiryo UI" style:font-family-asian="'Meiryo UI'" style:font-size-asian="10.5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sian="Meiryo UI" style:font-family-asian="'Meiryo UI'"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07:50:51.167000000</meta:creation-date>
    <dc:date>2016-11-15T16:48:02.642000000</dc:date>
    <meta:editing-duration>PT15H5M19S</meta:editing-duration>
    <meta:editing-cycles>239</meta:editing-cycles>
    <meta:generator>LibreOffice/5.2.2.2$Windows_X86_64 LibreOffice_project/8f96e87c890bf8fa77463cd4b640a2312823f3ad</meta:generator>
    <meta:document-statistic meta:table-count="0" meta:image-count="0" meta:object-count="0" meta:page-count="5" meta:paragraph-count="112" meta:word-count="4621" meta:character-count="7682" meta:non-whitespace-character-count="6827"/>
  </office:meta>
</office:document-meta>
</file>